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36344d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Informações</text:span></text:p>
            <text:p text:style-name="P1"><text:span text:style-name="T2">Nome:Gabriely Viviane Viana Sales 1B</text:span></text:p>
          </draw:text-box>
        </draw:frame>
        <anim:par presentation:node-type="timing-root">
          <anim:par smil:begin="id1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 GitHub?" draw:style-name="dp3" draw:master-page-name="ONE_5f_COLUMN_5f_TEXT" xml:id="id2" draw:id="id2">
        <office:forms form:automatic-focus="false" form:apply-design-mode="false"/>
        <draw:frame draw:name="Google Shape;92;p14" presentation:style-name="pr4" draw:text-style-name="P5" draw:layer="layout" svg:width="9.168cm" svg:height="3.837cm" svg:x="2.028cm" svg:y="3.663cm" presentation:class="title" presentation:user-transformed="true">
          <draw:text-box>
            <text:p text:style-name="P1"><text:span text:style-name="T3">O que é o GitHub?</text:span></text:p>
          </draw:text-box>
        </draw:frame>
        <draw:frame draw:name="Google Shape;93;p14" presentation:style-name="pr5" draw:text-style-name="P7" draw:layer="layout" svg:width="9.168cm" svg:height="4.437cm" svg:x="2.003cm" svg:y="7.727cm" presentation:class="outline" presentation:user-transformed="true">
          <draw:text-box>
            <text:p text:style-name="P6"><text:span text:style-name="T4">GitHub é um serviço baseado em nuvem </text:span><text:span text:style-name="T4">que hospeda um sistema de controle de </text:span><text:span text:style-name="T4">versão (VCS) chamado Git. Ele permite </text:span><text:span text:style-name="T4">que os desenvolvedores colaborem e </text:span><text:span text:style-name="T4">façam mudanças em projetos </text:span><text:span text:style-name="T4">compartilhados enquanto mantêm um </text:span><text:span text:style-name="T4">registro detalhado do seu progresso.</text:span></text:p>
          </draw:text-box>
        </draw:frame>
        <anim:par presentation:node-type="timing-root">
          <anim:par smil:begin="id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name="Google Shape;89;g32cd8c433c9_0_124:notes" draw:style-name="gr1" draw:layer="layout" svg:width="16.932cm" svg:height="9.524cm" svg:x="1.059cm" svg:y="1.905cm" draw:page-number="2" presentation:class="page"/>
          <draw:frame draw:name="Google Shape;90;g32cd8c433c9_0_12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?" draw:style-name="dp4" draw:master-page-name="ONE_5f_COLUMN_5f_TEXT">
        <draw:frame draw:name="Google Shape;98;p15" presentation:style-name="pr4" draw:text-style-name="P5" draw:layer="layout" svg:width="9.168cm" svg:height="3.837cm" svg:x="2.028cm" svg:y="3.663cm" presentation:class="title" presentation:user-transformed="true">
          <draw:text-box>
            <text:p text:style-name="P1"><text:span text:style-name="T3">O que é Git?</text:span></text:p>
          </draw:text-box>
        </draw:frame>
        <draw:frame draw:name="Google Shape;99;p15" presentation:style-name="pr5" draw:text-style-name="P7" draw:layer="layout" svg:width="9.168cm" svg:height="4.437cm" svg:x="2.003cm" svg:y="7.727cm" presentation:class="outline" presentation:user-transformed="true">
          <draw:text-box>
            <text:p text:style-name="P6"><text:span text:style-name="T4">Git é o coração do GitHub. Git é um sistema de controle de versão desenvolvido por Linus Torvalds (o criador do Linux).</text:span></text:p>
          </draw:text-box>
        </draw:frame>
        <presentation:notes draw:style-name="dp2">
          <draw:page-thumbnail draw:name="Google Shape;95;g32cd8c433c9_0_130:notes" draw:style-name="gr1" draw:layer="layout" svg:width="16.932cm" svg:height="9.524cm" svg:x="1.059cm" svg:y="1.905cm" draw:page-number="3" presentation:class="page"/>
          <draw:frame draw:name="Google Shape;96;g32cd8c433c9_0_13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o GitHub se popularizou?" draw:style-name="dp5" draw:master-page-name="ONE_5f_COLUMN_5f_TEXT" xml:id="id3" draw:id="id3">
        <office:forms form:automatic-focus="false" form:apply-design-mode="false"/>
        <draw:frame draw:name="Google Shape;104;p16" presentation:style-name="pr4" draw:text-style-name="P5" draw:layer="layout" svg:width="9.168cm" svg:height="3.837cm" svg:x="2.028cm" svg:y="3.663cm" presentation:class="title" presentation:user-transformed="true">
          <draw:text-box>
            <text:p text:style-name="P1"><text:span text:style-name="T3">Por que o GitHub se popularizou?</text:span></text:p>
          </draw:text-box>
        </draw:frame>
        <draw:frame draw:name="Google Shape;105;p16" presentation:style-name="pr5" draw:text-style-name="P7" draw:layer="layout" svg:width="9.168cm" svg:height="4.437cm" svg:x="2.003cm" svg:y="7.727cm" presentation:class="outline" presentation:user-transformed="true">
          <draw:text-box>
            <text:p text:style-name="P6"><text:span text:style-name="T4">Isso acontece porque o GitHub é um </text:span><text:span text:style-name="T4">projeto de gestão baseado em nuvem e </text:span><text:span text:style-name="T4">uma plataforma de organização que </text:span><text:span text:style-name="T4">incorpora os recursos de controle de </text:span><text:span text:style-name="T4">versão do Git. Isso significa que todos </text:span><text:span text:style-name="T4">os usuários do GitHub podem </text:span><text:span text:style-name="T4">acompanhar e gerenciar as mudanças </text:span><text:span text:style-name="T4">feitas para o código-fonte em tempo real</text:span></text:p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</anim:par>
        <presentation:notes draw:style-name="dp2">
          <draw:page-thumbnail draw:name="Google Shape;101;g32cd8c433c9_0_137:notes" draw:style-name="gr1" draw:layer="layout" svg:width="16.932cm" svg:height="9.524cm" svg:x="1.059cm" svg:y="1.905cm" draw:page-number="4" presentation:class="page"/>
          <draw:frame draw:name="Google Shape;102;g32cd8c433c9_0_13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um sistema de controle de versão?" draw:style-name="dp4" draw:master-page-name="ONE_5f_COLUMN_5f_TEXT">
        <office:forms form:automatic-focus="false" form:apply-design-mode="false"/>
        <draw:frame draw:name="Google Shape;110;p17" presentation:style-name="pr4" draw:text-style-name="P5" draw:layer="layout" svg:width="9.168cm" svg:height="3.837cm" svg:x="2.028cm" svg:y="3.663cm" presentation:class="title" presentation:user-transformed="true">
          <draw:text-box>
            <text:p text:style-name="P1"><text:span text:style-name="T3">O que é um sistema de controle de versão?</text:span></text:p>
          </draw:text-box>
        </draw:frame>
        <draw:frame draw:name="Google Shape;111;p17" presentation:style-name="pr5" draw:text-style-name="P7" draw:layer="layout" svg:width="9.168cm" svg:height="4.437cm" svg:x="2.003cm" svg:y="7.727cm" presentation:class="outline" presentation:user-transformed="true">
          <draw:text-box>
            <text:p text:style-name="P6"><text:span text:style-name="T4">O sistema de controle de versão ajuda a acompanhar as mudanças feitas no código base. E mais, ele também registra quem efetuou a mudança e permite a restauração do código removido ou modificado.</text:span></text:p>
          </draw:text-box>
        </draw:frame>
        <presentation:notes draw:style-name="dp2">
          <draw:page-thumbnail draw:name="Google Shape;107;g32cd8c433c9_0_143:notes" draw:style-name="gr1" draw:layer="layout" svg:width="16.932cm" svg:height="9.524cm" svg:x="1.059cm" svg:y="1.905cm" draw:page-number="5" presentation:class="page"/>
          <draw:frame draw:name="Google Shape;108;g32cd8c433c9_0_14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48;p7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9;p7">
        <draw:custom-shape draw:name="Google Shape;50;p7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7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2;p7" presentation:style-name="ONE_5f_COLUMN_5f_TEXT-title" draw:layer="backgroundobjects" svg:width="9.168cm" svg:height="3.837cm" svg:x="2.028cm" svg:y="3.663cm" presentation:class="title" presentation:placeholder="true" presentation:user-transformed="true">
        <draw:text-box/>
      </draw:frame>
      <draw:frame draw:name="Google Shape;53;p7" presentation:style-name="ONE_5f_COLUMN_5f_TEXT-outline1" draw:layer="backgroundobjects" svg:width="9.168cm" svg:height="4.437cm" svg:x="2.003cm" svg:y="7.727cm" presentation:class="outline" presentation:placeholder="true" presentation:user-transformed="true">
        <draw:text-box/>
      </draw:frame>
      <draw:frame draw:name="Google Shape;54;p7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1:49:12.077020086</dc:date>
    <meta:editing-duration>PT5M46S</meta:editing-duration>
    <meta:editing-cycles>1</meta:editing-cycles>
    <meta:document-statistic meta:object-count="56"/>
  </office:meta>
</office:document-meta>
</file>